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27.48cm" fo:margin-left="-0.208cm" style:page-number="auto" table:align="left" style:writing-mode="lr-tb"/>
    </style:style>
    <style:style style:name="Table1.A" style:family="table-column">
      <style:table-column-properties style:column-width="1.942cm"/>
    </style:style>
    <style:style style:name="Table1.B" style:family="table-column">
      <style:table-column-properties style:column-width="18.002cm"/>
    </style:style>
    <style:style style:name="Table1.C" style:family="table-column">
      <style:table-column-properties style:column-width="1.249cm"/>
    </style:style>
    <style:style style:name="Table1.D" style:family="table-column">
      <style:table-column-properties style:column-width="2.501cm"/>
    </style:style>
    <style:style style:name="Table1.E" style:family="table-column">
      <style:table-column-properties style:column-width="3.785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1.E1" style:family="table-cell">
      <style:table-cell-properties style:vertical-align="top" fo:padding-left="0.191cm" fo:padding-right="0.191cm" fo:padding-top="0cm" fo:padding-bottom="0cm" fo:border-left="0.035cm solid #000000" fo:border-right="0.018cm solid #000000" fo:border-top="0.018cm solid #000000" fo:border-bottom="0.035cm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Table1.E2" style:family="table-cell">
      <style:table-cell-properties style:vertical-align="top" fo:padding-left="0.191cm" fo:padding-right="0.191cm" fo:padding-top="0cm" fo:padding-bottom="0cm" fo:border-left="0.035cm solid #000000" fo:border-right="0.018cm solid #000000" fo:border-top="0.035cm solid #000000" fo:border-bottom="0.018cm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1.E3" style:family="table-cell">
      <style:table-cell-properties style:vertical-align="top" fo:padding-left="0.191cm" fo:padding-right="0.191cm" fo:padding-top="0cm" fo:padding-bottom="0cm" fo:border-left="0.035cm solid #000000" fo:border-right="0.018cm solid #000000" fo:border-top="0.018cm solid #000000" fo:border-bottom="0.018cm solid #000000" style:writing-mode="lr-tb"/>
    </style:style>
    <style:style style:name="P1" style:family="paragraph" style:parent-style-name="Standard">
      <style:paragraph-properties fo:margin-top="0cm" fo:margin-bottom="0.353cm" fo:text-align="center" style:justify-single-word="false"/>
    </style:style>
    <style:style style:name="P2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0pt" style:font-size-asian="10pt" style:font-size-complex="10pt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fo:font-size="10pt" style:font-size-asian="10pt" style:font-size-complex="10pt"/>
    </style:style>
    <style:style style:name="P6" style:family="paragraph" style:parent-style-name="Standard">
      <style:paragraph-properties fo:margin-top="0cm" fo:margin-bottom="0cm" fo:line-height="100%" style:snap-to-layout-grid="false"/>
      <style:text-properties fo:font-size="10pt" style:font-size-asian="10pt" style:font-size-complex="10pt"/>
    </style:style>
    <style:style style:name="P7" style:family="paragraph" style:parent-style-name="Standard">
      <style:paragraph-properties fo:margin-top="0cm" fo:margin-bottom="0cm" style:line-height-at-least="0.176cm" fo:text-align="center" style:justify-single-word="false" style:snap-to-layout-grid="false"/>
      <style:text-properties fo:font-size="10pt" style:font-size-asian="10pt" style:font-size-complex="10pt"/>
    </style:style>
    <style:style style:name="P8" style:family="paragraph" style:parent-style-name="Standard">
      <style:paragraph-properties fo:margin-top="0cm" fo:margin-bottom="0cm" style:line-height-at-least="0.176cm"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">Datums</text:p>
          </table:table-cell>
          <table:table-cell table:style-name="Table1.B1" office:value-type="string">
            <text:p text:style-name="P3">Tēma</text:p>
          </table:table-cell>
          <table:table-cell table:style-name="Table1.B1" office:value-type="string">
            <text:p text:style-name="P3">St.sk.</text:p>
          </table:table-cell>
          <table:table-cell table:style-name="Table1.B1" office:value-type="string">
            <text:p text:style-name="P3">Paraksts</text:p>
          </table:table-cell>
          <table:table-cell table:style-name="Table1.E1" office:value-type="string">
            <text:p text:style-name="P3">Uzvārds</text:p>
          </table:table-cell>
        </table:table-row>
        <table:table-row table:style-name="Table1.1">
          <table:table-cell table:style-name="Table1.A2" office:value-type="string">
            <text:p text:style-name="P8"><text:text-input text:description="">${group.lectures[0].date?string("dd.MM.yy")}</text:text-input></text:p>
          </table:table-cell>
          <table:table-cell table:style-name="Table1.B2" office:value-type="string">
            <text:p text:style-name="P5">Tiesiskais pamats. Latvijas tiesību akti, termini. Vadītāja pienākumi, pārvadātāja un krāvēja atbildība.</text:p>
            <text:p text:style-name="P4">Fizikas pamati. Spēki (smaguma spēks, centrbēdzes spēks, spēka moments, saķeres spēks). Izvietojuma drošība, spriegojuma spēks, stabilitāte.</text:p>
            <text:p text:style-name="P4">Prasības transportlīdzeklim. Transportlīdzekļa konstrukcijas īpatnības, sienu izturība. Nostiprināšanas punkti, atbalsta virsmas (grīdas) izturība.</text:p>
            <text:p text:style-name="P4">Pareiza kravas novietošana transportlīdzeklī. Kravas izvietojuma plānošana. Kravas nostiprināšanas paņēmieni. Nepieciešamo spēku noteikšana. Kravas nostiprināšanas līdzekļi.</text:p>
            <text:p text:style-name="P4">Kravu pārvadājumi. Licences (atļaujas) un citi pārvadājumiem nepieciešamie dokumenti. Preču pavaddokumenti. Robežu šķērsošanas kārtība.</text:p>
            <text:p text:style-name="P4">Pasažieru komforta un drošības nodrošināšana. Pasažieru drošība un transportlīdzekļa aprīkojums.</text:p>
            <text:p text:style-name="P4">Pareiza kravas novietošana autobusā.</text:p>
            <text:p text:style-name="P4">Pasažieru pārvadājumi. Licences (atļaujas) un citi pārvadājumiem nepieciešamie dokumenti. Robežu šķērsošana.</text:p>
            <text:p text:style-name="P2">Īpatnības dažādu valstu ceļu satiksmes noteikumos.</text:p>
          </table:table-cell>
          <table:table-cell table:style-name="Table1.B2" office:value-type="string">
            <text:p text:style-name="P10">7</text:p>
          </table:table-cell>
          <table:table-cell table:style-name="Table1.B2" office:value-type="string">
            <text:p text:style-name="P6"/>
          </table:table-cell>
          <table:table-cell table:style-name="Table1.E2" office:value-type="string">
            <text:p text:style-name="P7"><text:text-input text:description="">${group.rulesTeacher}</text:text-input></text:p>
          </table:table-cell>
        </table:table-row>
        <table:table-row table:style-name="Table1.1">
          <table:table-cell table:style-name="Table1.A3" office:value-type="string">
            <text:p text:style-name="P8"><text:text-input text:description="">${group.lectures[1].date?string("dd.MM.yy")}</text:text-input></text:p>
          </table:table-cell>
          <table:table-cell table:style-name="Table1.B3" office:value-type="string">
            <text:p text:style-name="P6">Noziedzības un nelegālās imigrācijas novēršana. Kriminalitāte. Pretestība nelegālajiem ieceļotājiem.</text:p>
            <text:p text:style-name="P2">Normatīvie akti par transportlīdzekļa vadītāja darba un atpūtas laiku, kravas vai pasažieru pārvadāšanu.</text:p>
            <text:p text:style-name="P2">Tahogrāfu veidi.</text:p>
            <text:p text:style-name="P4">Transportlīdzekļa vadītāja darba un atpūtas laika reģistrācija, kravu un pasažieru pārvadājumos.</text:p>
          </table:table-cell>
          <table:table-cell table:style-name="Table1.B3" office:value-type="string">
            <text:p text:style-name="P10">7</text:p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7"><text:text-input text:description="">${group.rulesTeacher}</text:text-input></text:p>
          </table:table-cell>
        </table:table-row>
        <table:table-row table:style-name="Table1.1">
          <table:table-cell table:style-name="Table1.A3" office:value-type="string">
            <text:p text:style-name="P8"><text:text-input text:description="">${group.lectures[2].date?string("dd.MM.yy")}</text:text-input></text:p>
          </table:table-cell>
          <table:table-cell table:style-name="Table1.B3" office:value-type="string">
            <text:p text:style-name="P5">Vadītāja fizisko un garīgo spēju ietekme uz ceļu satiksmes drošību. Personīgā drošība un veselība (stress, uzturs, alkohols). Veselības traucējumu novēršana. Vadītāja nozīme pasažieru komforta nodrošināšanā.</text:p>
            <text:p text:style-name="P4">Drošības ierīcu tehniskie parametri un to vadības pārzināšana, drošības sistēmas.</text:p>
            <text:p text:style-name="P4">Ceļu satiksmes negadījumu rašanās iespējamība. Bīstamu situāciju prognozēšana. Ceļu satiksmes un darba negadījumu risku atpazīšana. Vadītāja rīcība īpašās situācijās.</text:p>
            <text:p text:style-name="P4">Vadītāja rīcība ceļu satiksmes negadījumā. Avārijas situāciju novērtēšana. Palīdzība cietušajiem un pirmās palīdzības sniegšana, personu evakuācija. Reakcija agresijas gadījumā.</text:p>
            <text:p text:style-name="P4"/>
            <text:p text:style-name="P4">Pozitīva komersanta tēla veidošana. Reputācija un korporatīvā identitāte. Transportlīdzeklis - pārvadātāja vizītkarte. Transportlīdzekļa vadītājs - uzņēmuma pārstāvis.</text:p>
            <text:p text:style-name="P4">Kravas vai pasažieru pārvadājumu ekonomiskie apstākļi.</text:p>
            <text:p text:style-name="P4">Tirgus organizācija. Darbības pamats - uz tirgu orientētas attiecības.</text:p>
          </table:table-cell>
          <table:table-cell table:style-name="Table1.B3" office:value-type="string">
            <text:p text:style-name="P10">3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4</text:p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7"><text:text-input text:description="">${group.rulesTeacher}</text:text-input></text:p>
          </table:table-cell>
        </table:table-row>
        <table:table-row table:style-name="Table1.1">
          <table:table-cell table:style-name="Table1.A3" office:value-type="string">
            <text:p text:style-name="P8"><text:text-input text:description="">${group.lectures[3].date?string("dd.MM.yy")}</text:text-input></text:p>
          </table:table-cell>
          <table:table-cell table:style-name="Table1.B3" office:value-type="string">
            <text:p text:style-name="P5">OCTA apdrošināšanas pamatprincipi.</text:p>
            <text:p text:style-name="P4">CSNg Saskaņotā paziņojuma sagatavošanas pamatprincipi.</text:p>
            <text:p text:style-name="P4">Satiksmes drošība. Apstāšanās un bremzēšanas ceļš, un bremzēšanas veidi. Distance, intervāls, redzamība, braukšanas ātruma izvēle. Apdzīšanas manevrs, akvaplanēšana. Spēku iedarbība uz transportlīdzekli, slīdes, to iemesli, pretošanās slīdei.</text:p>
            <text:p text:style-name="P4">Starptautiskie autotransporta pārvadājumi un to drošības paaugstināšana Latvijas Republikā.</text:p>
            <text:p text:style-name="P2">Kustības drošības paaugstināšana mūžizglītībā.</text:p>
          </table:table-cell>
          <table:table-cell table:style-name="Table1.B3" office:value-type="string">
            <text:p text:style-name="P10">7</text:p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7"><text:text-input text:description="">${group.rulesTeacher}</text:text-input></text:p>
          </table:table-cell>
        </table:table-row>
        <table:table-row table:style-name="Table1.1">
          <table:table-cell table:style-name="Table1.A3" office:value-type="string">
            <text:p text:style-name="P8"><text:text-input text:description="">${group.lectures[4].date?string("dd.MM.yy")}</text:text-input><text:soft-page-break/></text:p>
          </table:table-cell>
          <table:table-cell table:style-name="Table1.B3" office:value-type="string">
            <text:p text:style-name="P5">Ekonomiskās braukšanas pamati. Ekonomiska un racionāla braukšana, ievērojot ceļu satiksmes noteikumus un satiksmes drošību. Transportlīdzekļa transmisija un tās pareiza izmantošana. Degvielas patēriņa optimizēšana.</text:p>
            <text:p text:style-name="P2">Ergonomikas principi un sagatavošanās praktiskajam braucienam.</text:p>
          </table:table-cell>
          <table:table-cell table:style-name="Table1.B3" office:value-type="string">
            <text:p text:style-name="P10">7</text:p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7"><text:text-input text:description="">${group.rulesTeacher}</text:text-input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2" svg:font-family="Mangal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v" fo:country="LV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lv" fo:country="LV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start" style:justify-single-word="false" fo:orphans="2" fo:widows="2" fo:hyphenation-ladder-count="no-limit" style:writing-mode="lr-tb"/>
      <style:text-properties style:use-window-font-color="true" style:font-name="Calibri" fo:font-size="11pt" fo:language="lv" fo:country="LV" style:font-name-asian="Calibri" style:font-size-asian="11pt" style:language-asian="zh" style:country-asian="CN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751cm" fo:margin-bottom="1.002cm" fo:margin-left="1cm" fo:margin-right="0.945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na Runge</meta:initial-creator>
    <meta:creation-date>2013-03-25T13:30:00</meta:creation-date>
    <dc:creator>Anna Runge</dc:creator>
    <dc:date>2013-03-25T17:51:00</dc:date>
    <meta:print-date>2013-03-25T16:47:00</meta:print-date>
    <meta:editing-cycles>4</meta:editing-cycles>
    <meta:editing-duration>PT7M</meta:editing-duration>
    <meta:document-statistic meta:table-count="1" meta:image-count="0" meta:object-count="0" meta:page-count="2" meta:paragraph-count="48" meta:word-count="340" meta:character-count="3332"/>
    <meta:generator>OpenOffice.org/3.3$Win32 OpenOffice.org_project/330m20$Build-9567</meta:generator>
  </office:meta>
</office:document-meta>
</file>